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6A300001355778B2158.svm" manifest:media-type=""/>
  <manifest:file-entry manifest:full-path="Pictures/200000090000156600001654071CB395.svm" manifest:media-type=""/>
  <manifest:file-entry manifest:full-path="Pictures/20000009000044BC00003DCF77D87EE6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orgia" svg:font-family="Georg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6ad497" officeooo:paragraph-rsid="000d993f"/>
    </style:style>
    <style:style style:name="P2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ru" fo:country="RU" officeooo:rsid="006a4853" officeooo:paragraph-rsid="000d993f"/>
    </style:style>
    <style:style style:name="P3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fo:font-size="12pt" fo:language="en" fo:country="US" fo:font-style="normal" officeooo:rsid="00e61c8e" officeooo:paragraph-rsid="000d993f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bold" officeooo:rsid="00206862" officeooo:paragraph-rsid="000d993f" style:font-weight-asian="bold" style:font-weight-complex="bold"/>
    </style:style>
    <style:style style:name="P5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20dc94" officeooo:paragraph-rsid="000d993f"/>
    </style:style>
    <style:style style:name="P6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56a4ab" officeooo:paragraph-rsid="000d993f"/>
    </style:style>
    <style:style style:name="P7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6034ed" officeooo:paragraph-rsid="000d993f"/>
    </style:style>
    <style:style style:name="P8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0d993f" officeooo:paragraph-rsid="000d993f" style:font-weight-asian="normal" style:font-weight-complex="normal"/>
    </style:style>
    <style:style style:name="P9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0e9b44" officeooo:paragraph-rsid="000e9b44" style:font-weight-asian="normal" style:font-weight-complex="normal"/>
    </style:style>
    <style:style style:name="P10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fo:font-weight="normal" officeooo:rsid="000ebd67" officeooo:paragraph-rsid="000ebd67" style:font-weight-asian="normal" style:font-weight-complex="normal"/>
    </style:style>
    <style:style style:name="P11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officeooo:rsid="00206862" officeooo:paragraph-rsid="000d993f"/>
    </style:style>
    <style:style style:name="P12" style:family="paragraph" style:parent-style-name="Standard">
      <style:paragraph-properties fo:margin-left="0.0398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3957in"/>
        </style:tab-stops>
      </style:paragraph-properties>
      <style:text-properties officeooo:rsid="0022c1f9" officeooo:paragraph-rsid="000d993f"/>
    </style:style>
    <style:style style:name="P13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font-weight="bold" officeooo:rsid="000d993f" officeooo:paragraph-rsid="000d993f" style:font-weight-asian="bold" style:font-weight-complex="bold"/>
    </style:style>
    <style:style style:name="P14" style:family="paragraph" style:parent-style-name="Standard">
      <style:paragraph-properties fo:margin-left="0.0398in" fo:margin-right="0in" fo:margin-top="0in" fo:margin-bottom="0in" style:contextual-spacing="false" fo:text-align="start" style:justify-single-word="false" fo:text-indent="0in" style:auto-text-indent="false" fo:break-before="page">
        <style:tab-stops>
          <style:tab-stop style:position="2.3957in"/>
        </style:tab-stops>
      </style:paragraph-properties>
      <style:text-properties fo:language="en" fo:country="US" officeooo:rsid="005f4247" officeooo:paragraph-rsid="000d993f"/>
    </style:style>
    <style:style style:name="P15" style:family="paragraph" style:parent-style-name="Title">
      <style:paragraph-properties fo:margin-left="0.0398in" fo:margin-right="0in" fo:margin-top="0in" fo:margin-bottom="0in" style:contextual-spacing="false" fo:text-indent="0in" style:auto-text-indent="false"/>
      <style:text-properties fo:font-size="18pt" officeooo:paragraph-rsid="000d993f" style:font-size-asian="18pt" style:font-size-complex="18pt"/>
    </style:style>
    <style:style style:name="P16" style:family="paragraph" style:parent-style-name="Text_20_body">
      <style:paragraph-properties fo:margin-left="0.0398in" fo:margin-right="0in" fo:margin-top="0in" fo:margin-bottom="0in" style:contextual-spacing="false" fo:text-align="center" style:justify-single-word="false" fo:text-indent="0in" style:auto-text-indent="false"/>
      <style:text-properties fo:font-size="12pt" fo:language="en" fo:country="US" fo:font-style="italic" officeooo:rsid="00c13b24" officeooo:paragraph-rsid="000d993f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2.3957in"/>
        </style:tab-stops>
      </style:paragraph-properties>
      <style:text-properties fo:language="en" fo:country="US" officeooo:rsid="0056a4ab" officeooo:paragraph-rsid="000d993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1ca3f"/>
    </style:style>
    <style:style style:name="T3" style:family="text">
      <style:text-properties fo:language="en" fo:country="US" officeooo:rsid="00603df5"/>
    </style:style>
    <style:style style:name="T4" style:family="text">
      <style:text-properties fo:language="en" fo:country="US" officeooo:rsid="0020dc94"/>
    </style:style>
    <style:style style:name="T5" style:family="text">
      <style:text-properties fo:language="en" fo:country="US" officeooo:rsid="000d993f"/>
    </style:style>
    <style:style style:name="T6" style:family="text">
      <style:text-properties fo:language="en" fo:country="US" officeooo:rsid="000f56e4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80bf61"/>
    </style:style>
    <style:style style:name="T9" style:family="text">
      <style:text-properties officeooo:rsid="0020dc94"/>
    </style:style>
    <style:style style:name="T10" style:family="text">
      <style:text-properties officeooo:rsid="007eddd5"/>
    </style:style>
    <style:style style:name="T11" style:family="text">
      <style:text-properties officeooo:rsid="00166d99"/>
    </style:style>
    <style:style style:name="T12" style:family="text">
      <style:text-properties officeooo:rsid="001b2c32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The </text:span><text:span text:style-name="T3">SMBX</text:span><text:span text:style-name="T5">64 World map</text:span></text:p>
      <text:p text:style-name="P16"/>
      <text:p text:style-name="P3"><text:span text:style-name="Descr_5f_ttl2">Introduction</text:span></text:p>
      <text:p text:style-name="P4"><text:span text:style-name="T11">Standard</text:span> parameters<text:span text:style-name="T7">:</text:span></text:p>
      <text:p text:style-name="P11">Max world <text:span text:style-name="T6">map</text:span> size:<text:tab/>10000x10000 tiles</text:p>
      <text:p text:style-name="P11">Size of one tile<text:span text:style-name="T7">:<text:tab/></text:span><text:span text:style-name="T4">32x32 pixel</text:span></text:p>
      <text:p text:style-name="P5"/>
      <text:p text:style-name="P13"><text:span text:style-name="T4">L</text:span><text:span text:style-name="T1">imits:</text:span></text:p>
      <text:p text:style-name="P8">Tiles:<text:tab/>20000</text:p>
      <text:p text:style-name="P8">Paths:<text:tab/>2000</text:p>
      <text:p text:style-name="P8">Music-Boxes:<text:tab/>1000</text:p>
      <text:p text:style-name="P9"><text:span text:style-name="T11">Scenery</text:span>:<text:tab/>5000</text:p>
      <text:p text:style-name="P10">Levels:<text:tab/>400</text:p>
      <text:p text:style-name="P5"/>
      <text:p text:style-name="P12"><text:span text:style-name="Descr_5f_ttl2"><text:span text:style-name="T9">A</text:span></text:span><text:span text:style-name="Descr_5f_ttl2">rchitecture of </text:span><text:span text:style-name="Descr_5f_ttl2"><text:span text:style-name="T11">the </text:span></text:span><text:span text:style-name="Descr_5f_ttl2">world map</text:span></text:p>
      <text:p text:style-name="P6"><draw:frame draw:style-name="fr1" draw:name="Изображение1" text:anchor-type="paragraph" svg:x="0.0201in" svg:y="0.5752in" svg:width="6.6535in" svg:height="5.9827in" draw:z-index="2"><draw:image xlink:href="Pictures/20000009000044BC00003DCF77D87EE6.svm" xlink:type="simple" xlink:show="embed" xlink:actuate="onLoad"/></draw:frame> <text:s text:c="10"/><text:span text:style-name="T11">Like</text:span> levels, the world map is in uniform space. <text:span text:style-name="T12">And there is a sea, in which each “world” is an island. </text:span>But unlike levels, the world map does <text:span text:style-name="T11">not </text:span>separate into sections.</text:p>
      <text:p text:style-name="P6"/>
      <text:p text:style-name="P6"/>
      <text:p text:style-name="P17"/>
      <text:p text:style-name="P14"><text:s text:c="12"/><text:span text:style-name="T10">All world maps are divided into a grid from cells on 32 pixels. All objects are strictly bound to a grid. The only exception are objects of the scenery which are restricted to a grid in 16 pixels.</text:span></text:p>
      <text:p text:style-name="P7"><draw:frame draw:style-name="fr1" draw:name="Изображение3" text:anchor-type="paragraph" svg:x="3.872in" svg:y="0.2083in" svg:width="2.1571in" svg:height="2.2508in" draw:z-index="1"><draw:image xlink:href="Pictures/200000090000156600001654071CB395.svm" xlink:type="simple" xlink:show="embed" xlink:actuate="onLoad"/></draw:frame></text:p>
      <text:p text:style-name="P7"><draw:frame draw:style-name="fr1" draw:name="Изображение2" text:anchor-type="paragraph" svg:x="0.2319in" svg:y="0.102in" svg:width="2.2811in" svg:height="1.9484in" draw:z-index="0"><draw:image xlink:href="Pictures/20000009000016A300001355778B2158.svm" xlink:type="simple" xlink:show="embed" xlink:actuate="onLoad"/></draw:frame></text:p>
      <text:p text:style-name="P7"><text:s text:c="11"/><text:span text:style-name="T8">For setting and changing music, you need a "Points of Change Music". If the player's character gets up, or passes by this point, music which corresponds to this point will be set.</text:span></text:p>
      <text:p text:style-name="P2"/>
      <text:p text:style-name="P1">A detailed demonstration of the "points of change music" in action, is available on youtube<text:line-break/>in this video: </text:p>
      <text:p text:style-name="P1"><text:a xlink:type="simple" xlink:href="http://www.youtube.com/watch?v=GTdgaHQshTs">http://www.youtube.com/watch?v=GTdgaHQshT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Georgia" svg:font-family="Georgi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8:49:03.317000000</meta:creation-date>
    <dc:date>2014-07-22T10:11:45.371000000</dc:date>
    <meta:editing-duration>PT2M23S</meta:editing-duration>
    <meta:editing-cycles>11</meta:editing-cycles>
    <meta:generator>LibreOffice/4.2.4.2$Windows_x86 LibreOffice_project/63150712c6d317d27ce2db16eb94c2f3d7b699f8</meta:generator>
    <meta:document-statistic meta:table-count="0" meta:image-count="3" meta:object-count="0" meta:page-count="2" meta:paragraph-count="17" meta:word-count="156" meta:character-count="945" meta:non-whitespace-character-count="771"/>
  </office:meta>
</office:document-meta>
</file>